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8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9" style:family="paragraph" style:parent-style-name="Standard">
      <style:text-properties style:font-name="Arial" style:font-name-asian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8155b" officeooo:paragraph-rsid="0008155b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90afd" officeooo:paragraph-rsid="00090af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8155b" officeooo:paragraph-rsid="0008155b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090afd" officeooo:paragraph-rsid="00090afd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officeooo:rsid="0008155b" officeooo:paragraph-rsid="0008155b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90afd" officeooo:paragraph-rsid="00090afd" style:font-name-complex="Ari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fo:font-style="normal" officeooo:rsid="000680f1" officeooo:paragraph-rsid="000680f1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7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7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7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7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7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2">Nombre del celador</text:p>
          </table:table-cell>
          <table:table-cell table:style-name="Tabla2.C3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2">Documento nacional de identidad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5" office:value-type="string">
            <text:p text:style-name="P11">N.º de empleado</text:p>
          </table:table-cell>
          <table:table-cell table:style-name="Tabla2.B5" office:value-type="string">
            <text:p text:style-name="P13">Código asociado a cada trabajador del centro</text:p>
          </table:table-cell>
          <table:table-cell table:style-name="Tabla2.C5" office:value-type="string">
            <text:p text:style-name="P15">Cadena de enteros</text:p>
          </table:table-cell>
        </table:table-row>
        <table:table-row table:style-name="Tabla2.2">
          <table:table-cell table:style-name="Tabla2.A7" office:value-type="string">
            <text:p text:style-name="P11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15">Cadena de enteros</text:p>
          </table:table-cell>
        </table:table-row>
        <table:table-row table:style-name="Tabla2.2">
          <table:table-cell table:style-name="Tabla2.A7" office:value-type="string">
            <text:p text:style-name="P11">Cuenta del banco</text:p>
          </table:table-cell>
          <table:table-cell table:style-name="Tabla2.B7" office:value-type="string">
            <text:p text:style-name="P13">Cuenta en la que se abonarán las nóminas</text:p>
          </table:table-cell>
          <table:table-cell table:style-name="Tabla2.C7" office:value-type="string">
            <text:p text:style-name="P15">Cadena de caracteres</text:p>
          </table:table-cell>
        </table:table-row>
        <table:table-row table:style-name="Tabla2.2">
          <table:table-cell table:style-name="Tabla2.A8" table:number-columns-spanned="3" office:value-type="string">
            <text:p text:style-name="P9"><text:s/></text:p>
          </table:table-cell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7T12:14:20.517759318</dc:date>
    <meta:editing-cycles>5</meta:editing-cycles>
    <meta:editing-duration>PT13M17S</meta:editing-duration>
    <meta:generator>LibreOffice/5.4.5.1$Linux_X86_64 LibreOffice_project/40m0$Build-1</meta:generator>
    <meta:document-statistic meta:table-count="3" meta:image-count="0" meta:object-count="0" meta:page-count="1" meta:paragraph-count="38" meta:word-count="100" meta:character-count="637" meta:non-whitespace-character-count="573"/>
  </office:meta>
</office:document-meta>
</file>